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JmsHandlerMethodFactoryConfig.configureJmsListeners( JmsListenerEndpointRegistrar 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Tests.explicitContain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JmsTests.unknow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JmsCustomContainerFactoryConfig.configureJmsListeners( JmsListenerEndpointRegistrar 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HandlerMethodFactoryConfig.defaul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DefaultContainerFactoryConfig.jmsListenerContain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Tests.jms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JmsHandlerMethodFactoryConfig.customMessageHandlerMethod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JmsTests.lazy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ableJmsTests.defaultContain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JmsTests.composedJms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ableJmsCustomConfig.simpleMessa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CustomConfig.jmsListenerContain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SampleConfig.jmsListenerContain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JmsListenersBean.repeatableHandl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ableJmsCustomConfig.custom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CustomConfig.configureJmsListeners( JmsListenerEndpointRegistrar 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zyBean.handl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ableJmsTests.fullConfigurabl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JmsTests.full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JmsAutoStartupFalseConfig.simpl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JmsTests.containerCanBeStarterViaTh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ableJmsTests.custom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JmsFullConfigurableConfig.simpl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CustomContainerFactoryConfig.simpl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Tests.containerAreStarted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ableJmsTests.sampl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JmsTests.jmsListenerIsRepea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JmsSampleConfig.simpl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AutoStartupFalseConfig.configureJmsListeners( JmsListenerEndpointRegistrar 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FullConfig.simpl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CustomConfig.custo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FullConfigurableConfig.propertySourcesPlaceholde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JmsTests.jmsHandlerMethodFactor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